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5b1f" officeooo:paragraph-rsid="001c5b1f"/>
    </style:style>
    <style:style style:name="P2" style:family="paragraph" style:parent-style-name="Standard">
      <style:text-properties officeooo:rsid="001c5f4a" officeooo:paragraph-rsid="001c5f4a"/>
    </style:style>
    <style:style style:name="P3" style:family="paragraph" style:parent-style-name="Standard">
      <style:text-properties officeooo:rsid="001d8d0b" officeooo:paragraph-rsid="001d8d0b"/>
    </style:style>
    <style:style style:name="P4" style:family="paragraph" style:parent-style-name="Standard">
      <style:text-properties officeooo:rsid="0021f331" officeooo:paragraph-rsid="0021f331"/>
    </style:style>
    <style:style style:name="P5" style:family="paragraph" style:parent-style-name="Standard">
      <style:text-properties officeooo:rsid="0023f2ff" officeooo:paragraph-rsid="0023f2ff"/>
    </style:style>
    <style:style style:name="P6" style:family="paragraph" style:parent-style-name="Standard">
      <style:text-properties officeooo:rsid="00253c17" officeooo:paragraph-rsid="002b0fc0"/>
    </style:style>
    <style:style style:name="P7" style:family="paragraph" style:parent-style-name="Standard">
      <style:text-properties officeooo:rsid="00253c17" officeooo:paragraph-rsid="00302872"/>
    </style:style>
    <style:style style:name="T1" style:family="text">
      <style:text-properties officeooo:rsid="001e3036"/>
    </style:style>
    <style:style style:name="T2" style:family="text">
      <style:text-properties officeooo:rsid="00204f62"/>
    </style:style>
    <style:style style:name="T3" style:family="text">
      <style:text-properties officeooo:rsid="0023f2ff"/>
    </style:style>
    <style:style style:name="T4" style:family="text">
      <style:text-properties officeooo:rsid="00243d92"/>
    </style:style>
    <style:style style:name="T5" style:family="text">
      <style:text-properties officeooo:rsid="002845e2"/>
    </style:style>
    <style:style style:name="T6" style:family="text">
      <style:text-properties officeooo:rsid="00297229"/>
    </style:style>
    <style:style style:name="T7" style:family="text">
      <style:text-properties officeooo:rsid="002a76e4"/>
    </style:style>
    <style:style style:name="T8" style:family="text">
      <style:text-properties officeooo:rsid="002c5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xercice 1: <text:line-break/>1) Ils sont stockés en little-endian</text:p>
      <text:p text:style-name="P2">2) 46</text:p>
      <text:p text:style-name="P3">3) 4893</text:p>
      <text:p text:style-name="P3">4) <text:span text:style-name="T2">Adresse logique : 0000h, 0001h, 0003h</text:span>.<text:span text:style-name="T1">a=00000h b=00001h c=00003h.</text:span></text:p>
      <text:p text:style-name="P3"/>
      <text:p text:style-name="P3"/>
      <text:p text:style-name="P4">Exercice 2: </text:p>
      <text:p text:style-name="P4"><text:span text:style-name="T3">2) </text:span>Puisqu'on est en little-endian, ils sont écrit sous la forme poid faible poid fort. <text:span text:style-name="T3">Elles sont transférées en forme héxadécimale,</text:span></text:p>
      <text:p text:style-name="P5">3)<text:span text:style-name="T4">Cela fais une erreur, ce qui est normal, puisque le dw est un format 16 bits et non 8.</text:span></text:p>
      <text:p text:style-name="P7"><text:span text:style-name="T8">5</text:span>)<text:span text:style-name="T7">42, 69, 65, 6E, 74 6F, 74 20 <text:s/>6C 65 73 20 76 61 63 61 6E 63 65 73. </text:span></text:p>
      <text:p text:style-name="P7"><text:span text:style-name="T7"><text:s/></text:span></text:p>
      <text:p text:style-name="P6"><text:span text:style-name="T7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0M55S</meta:editing-duration>
    <meta:editing-cycles>23</meta:editing-cycles>
    <meta:generator>LibreOffice/5.4.1.2$Windows_X86_64 LibreOffice_project/ea7cb86e6eeb2bf3a5af73a8f7777ac570321527</meta:generator>
    <dc:date>2018-03-02T10:02:04.577000000</dc:date>
    <meta:document-statistic meta:table-count="0" meta:image-count="0" meta:object-count="0" meta:page-count="1" meta:paragraph-count="10" meta:word-count="83" meta:character-count="433" meta:non-whitespace-character-count="351"/>
    <meta:user-defined meta:name="Info 1"/>
    <meta:user-defined meta:name="Info 2"/>
    <meta:user-defined meta:name="Info 3"/>
    <meta:user-defined meta:name="Info 4"/>
  </office:meta>
</office:document-meta>
</file>